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c9910" officeooo:paragraph-rsid="000c9910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c9910" officeooo:paragraph-rsid="000c991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c9910" officeooo:paragraph-rsid="000c9910" style:font-size-asian="14pt" style:font-weight-asian="bold" style:font-size-complex="16pt" style:font-weight-complex="bold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6pt" fo:font-weight="bold" officeooo:rsid="000c9910" officeooo:paragraph-rsid="000c9910" style:font-size-asian="14pt" style:font-weight-asian="bold" style:font-size-complex="16pt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6pt" fo:font-weight="bold" officeooo:rsid="000d591c" officeooo:paragraph-rsid="000d591c" style:font-size-asian="14pt" style:font-weight-asian="bold" style:font-size-complex="16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d591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-2</text:p>
      <text:p text:style-name="P2"/>
      <text:p text:style-name="P2"/>
      <text:p text:style-name="P2">INTRTRODUCING RELATIONAL DATABASES.</text:p>
      <text:p text:style-name="P3"/>
      <text:p text:style-name="P3">1) which field of the customers table is the primary key?</text:p>
      <text:p text:style-name="P3"/>
      <text:p text:style-name="P3">Ans = Cnum</text:p>
      <text:p text:style-name="P3"/>
      <text:p text:style-name="P3">2) what is the 4<text:span text:style-name="T1">th</text:span> colum of the customers table?</text:p>
      <text:p text:style-name="P3"/>
      <text:p text:style-name="P3">Ans = rating</text:p>
      <text:p text:style-name="P3"/>
      <text:p text:style-name="P3">3) what is another word for row? For column?</text:p>
      <text:p text:style-name="P3"/>
      <text:p text:style-name="P3">Ans = for row it is <text:span text:style-name="T3">tuple or entity</text:span> and for column it is <text:span text:style-name="T3">attribute</text:span></text:p>
      <text:p text:style-name="P3"/>
      <text:p text:style-name="P3">4) why isn’t it possible to see the first five rows of a table?</text:p>
      <text:p text:style-name="P3"/>
      <text:list xml:id="list849346000" text:style-name="L3">
        <text:list-item>
          <text:p text:style-name="P4">When uou insert a row in the table, whenever mysql finds the fre space in db server hd, it will store the row there(to speed up insert statement).</text:p>
        </text:list-item>
        <text:list-item>
          <text:p text:style-name="P4">Row inside a table are not stored sequentially.</text:p>
        </text:list-item>
        <text:list-item>
          <text:p text:style-name="P4">Rows inside <text:span text:style-name="T4">a table are not stored in any specific order.</text:span></text:p>
        </text:list-item>
        <text:list-item>
          <text:p text:style-name="P5">When you SELECT from a table, the order of rows in the o/p depends on the row adress; it will always be in ascending order of row adresses.</text:p>
        </text:list-item>
        <text:list-item>
          <text:p text:style-name="P5">Hence, it is not possible to see the first ‘5’ rows of a tabl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44:38.929124115</meta:creation-date>
    <dc:date>2023-09-11T15:02:09.244844243</dc:date>
    <meta:editing-duration>PT7M10S</meta:editing-duration>
    <meta:editing-cycles>1</meta:editing-cycles>
    <meta:document-statistic meta:table-count="0" meta:image-count="0" meta:object-count="0" meta:page-count="1" meta:paragraph-count="14" meta:word-count="164" meta:character-count="807" meta:non-whitespace-character-count="662"/>
    <meta:generator>LibreOffice/7.3.7.2$Linux_X86_64 LibreOffice_project/30$Build-2</meta:generator>
  </office:meta>
</office:document-meta>
</file>